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d6c4" officeooo:paragraph-rsid="0012d6c4"/>
    </style:style>
    <style:style style:name="P2" style:family="paragraph" style:parent-style-name="Standard">
      <style:text-properties officeooo:paragraph-rsid="0012d6c4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paragraph-rsid="0012d6c4" style:font-style-asian="italic" style:font-style-complex="italic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12ed80" officeooo:paragraph-rsid="0012ed80" style:font-style-asian="italic" style:font-style-complex="italic"/>
    </style:style>
    <style:style style:name="P5" style:family="paragraph" style:parent-style-name="Table_20_Contents">
      <style:text-properties officeooo:paragraph-rsid="0012d6c4"/>
    </style:style>
    <style:style style:name="P6" style:family="paragraph" style:parent-style-name="Table_20_Contents">
      <style:text-properties officeooo:rsid="0012d6c4" officeooo:paragraph-rsid="0012d6c4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paragraph-rsid="0012d6c4" style:font-style-asian="italic" style:font-style-complex="italic"/>
    </style:style>
    <style:style style:name="P8" style:family="paragraph" style:parent-style-name="Standard">
      <style:text-properties fo:font-style="italic" style:text-underline-style="none" officeooo:paragraph-rsid="0012d6c4" style:font-style-asian="italic" style:font-style-complex="italic"/>
    </style:style>
    <style:style style:name="P9" style:family="paragraph" style:parent-style-name="Standard">
      <style:text-properties fo:font-style="normal" style:text-underline-style="none" officeooo:paragraph-rsid="0012d6c4" style:font-style-asian="normal" style:font-style-complex="normal"/>
    </style:style>
    <style:style style:name="P10" style:family="paragraph">
      <style:paragraph-properties fo:text-align="center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/>
    </style:style>
    <style:style style:name="T1" style:family="text">
      <style:text-properties officeooo:rsid="0019bfe3"/>
    </style:style>
    <style:style style:name="T2" style:family="text">
      <style:text-properties fo:font-style="normal" officeooo:rsid="0019bfe3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gr1" style:family="graphic">
      <style:graphic-properties draw:textarea-horizontal-align="justify" draw:textarea-vertical-align="middle" draw:auto-grow-height="false" fo:min-height="1.196cm" fo:min-width="3.5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9cm" fo:min-width="1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88cm" fo:min-width="2.2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1.443cm" fo:min-width="2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588cm" fo:min-width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9cm" fo:min-width="1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0.954cm" fo:min-width="2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19cm" fo:min-width="1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9cm" fo:min-width="2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979cm" fo:min-width="4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18cm" fo:min-width="2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none" draw:textarea-horizontal-align="justify" draw:textarea-vertical-align="middle" draw:auto-grow-height="false" fo:min-height="0.919cm" fo:min-width="3.2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1.554cm" fo:min-width="2.8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1.363cm" fo:min-width="3.0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1.286cm" fo:min-width="1.3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1.386cm" fo:min-width="3.3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1.482cm" fo:min-width="3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1.111cm" fo:min-width="1.4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1.268cm" fo:min-width="2.6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0.467cm" fo:min-width="1.9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0.506cm" fo:min-width="1.6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b</text:p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cab_id</text:p>
          </table:table-cell>
          <table:table-cell table:style-name="Table1.A1" office:value-type="string">
            <text:p text:style-name="P6">driver_id</text:p>
          </table:table-cell>
          <table:table-cell table:style-name="Table1.C1" office:value-type="string">
            <text:p text:style-name="P6">customer_id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</table:table>
      <text:p text:style-name="P2"/>
      <text:p text:style-name="P1">Driver</text:p>
      <text:p text:style-name="P1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driver_id</text:p>
          </table:table-cell>
          <table:table-cell table:style-name="Table2.A1" office:value-type="string">
            <text:p text:style-name="P6">Name</text:p>
          </table:table-cell>
          <table:table-cell table:style-name="Table2.C1" office:value-type="string">
            <text:p text:style-name="P6">cab_id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</table:table>
      <text:p text:style-name="P2"/>
      <text:p text:style-name="P1">Customer</text:p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6">custoemer_id</text:p>
          </table:table-cell>
          <table:table-cell table:style-name="Table3.A1" office:value-type="string">
            <text:p text:style-name="P6">Name</text:p>
          </table:table-cell>
          <table:table-cell table:style-name="Table3.C1" office:value-type="string">
            <text:p text:style-name="P6">cab_id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2" draw:name="Shape3" draw:style-name="gr3" draw:text-style-name="P11" svg:width="2.726cm" svg:height="1.271cm" svg:x="1.263cm" svg:y="0.123cm"><text:p text:style-name="P11"><text:span text:style-name="T3">cab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4" svg:width="3.123cm" svg:height="1.244cm" svg:x="11.132cm" svg:y="0.256cm"><text:p>driver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custom-shape text:anchor-type="paragraph" draw:z-index="0" draw:name="Shape1" draw:style-name="gr1" svg:width="3.678cm" svg:height="1.324cm" svg:x="5.761cm" svg:y="1.436cm"><text:p>Ca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Shape2" draw:style-name="gr2" draw:text-style-name="P10" svg:x1="3.433cm" svg:y1="0.774cm" svg:x2="5.761cm" svg:y2="1.568cm"><text:p/></draw:line><draw:line text:anchor-type="paragraph" draw:z-index="3" draw:name="Shape4" draw:style-name="gr2" draw:text-style-name="P10" svg:x1="9.439cm" svg:y1="1.436cm" svg:x2="11.053cm" svg:y2="0.51cm"><text:p/></draw:line><draw:line text:anchor-type="paragraph" draw:z-index="5" draw:name="Shape6" draw:style-name="gr2" draw:text-style-name="P10" svg:x1="9.439cm" svg:y1="2.759cm" svg:x2="10.735cm" svg:y2="3.712cm"><text:p/></draw:line><draw:custom-shape text:anchor-type="paragraph" draw:z-index="6" draw:name="Shape7" draw:style-name="gr5" draw:text-style-name="P12" svg:width="3.708cm" svg:height="2.04cm" svg:x="10.867cm" svg:y="3.341cm"><text:p>custom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12" draw:name="Shape13" draw:style-name="gr9" svg:width="2.541cm" svg:height="0.874cm" svg:x="11.423cm" svg:y="0.134cm"><text:p>custom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/>
      <text:p text:style-name="P3"/>
      <text:p text:style-name="P4"/>
      <text:p text:style-name="P3"><draw:custom-shape text:anchor-type="paragraph" draw:z-index="7" draw:name="Shape8" draw:style-name="gr6" svg:width="3.943cm" svg:height="1.588cm" svg:x="5.285cm" svg:y="0.494cm"><text:p>customer</text:p><draw:enhanced-geometry svg:viewBox="0 0 21600 21600" draw:type="rectangle" draw:enhanced-path="M 0 0 L 21600 0 21600 21600 0 21600 0 0 Z N"/></draw:custom-shape><draw:line text:anchor-type="paragraph" draw:z-index="8" draw:name="Shape9" draw:style-name="gr2" draw:text-style-name="P10" svg:x1="2.639cm" svg:y1="1.235cm" svg:x2="5.285cm" svg:y2="1.235cm"><text:p/></draw:line><draw:custom-shape text:anchor-type="paragraph" draw:z-index="9" draw:name="Shape11" draw:style-name="gr7" draw:text-style-name="P11" svg:width="1.985cm" svg:height="1.271cm" svg:x="0.734cm" svg:y="0.706cm"><text:p text:style-name="P11"><text:span text:style-name="T3">customer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Shape10" draw:style-name="gr2" draw:text-style-name="P10" svg:x1="9.227cm" svg:y1="1.393cm" svg:x2="11.635cm" svg:y2="1.314cm"><text:p/></draw:line><draw:custom-shape text:anchor-type="paragraph" draw:z-index="11" draw:name="Shape12" draw:style-name="gr8" draw:text-style-name="P13" svg:width="3.017cm" svg:height="1.35cm" svg:x="11.476cm" svg:y="0.5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" draw:name="Shape14" draw:style-name="gr2" draw:text-style-name="P10" svg:x1="6.819cm" svg:y1="2.081cm" svg:x2="5.152cm" svg:y2="3.166cm"><text:p/></draw:line><draw:custom-shape text:anchor-type="paragraph" draw:z-index="14" draw:name="Shape15" draw:style-name="gr10" svg:width="3.149cm" svg:height="1.271cm" svg:x="2.533cm" svg:y="3.193cm"><text:p>cab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custom-shape text:anchor-type="paragraph" draw:z-index="33" draw:name="Shape34" draw:style-name="gr23" svg:width="2.276cm" svg:height="0.715cm" svg:x="11.873cm" svg:y="0.43cm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1" draw:name="Shape22" draw:style-name="gr15" draw:text-style-name="P11" svg:width="3.996cm" svg:height="2.197cm" svg:x="12.455cm" svg:y="-0.185cm"><text:p text:style-name="P11"><text:span text:style-name="T3">driver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3"><draw:line text:anchor-type="paragraph" draw:z-index="20" draw:name="Shape21" draw:style-name="gr13" draw:text-style-name="P10" svg:x1="10.391cm" svg:y1="0.704cm" svg:x2="12.375cm" svg:y2="0.36cm"><text:p/></draw:line></text:p>
      <text:p text:style-name="P3"><draw:custom-shape text:anchor-type="paragraph" draw:z-index="15" draw:name="Shape16" draw:style-name="gr11" svg:width="4.499cm" svg:height="1.086cm" svg:x="5.893cm" svg:y="0.217cm"><text:p>Dri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><draw:line text:anchor-type="paragraph" draw:z-index="18" draw:name="Shape19" draw:style-name="gr13" draw:text-style-name="P10" svg:x1="10.391cm" svg:y1="0.328cm" svg:x2="12.058cm" svg:y2="2.154cm"><text:p/></draw:line></text:p>
      <text:p text:style-name="P3"><draw:line text:anchor-type="paragraph" draw:z-index="16" draw:name="Shape17" draw:style-name="gr2" draw:text-style-name="P10" svg:x1="5.946cm" svg:y1="0cm" svg:x2="4.12cm" svg:y2="1.164cm"><text:p/></draw:line></text:p>
      <text:p text:style-name="P3"><draw:custom-shape text:anchor-type="paragraph" draw:z-index="17" draw:name="Shape18" draw:style-name="gr12" svg:width="3.811cm" svg:height="1.668cm" svg:x="1.686cm" svg:y="0.942cm"><text:p>cab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20" draw:style-name="gr14" draw:text-style-name="P13" svg:width="4.525cm" svg:height="1.297cm" svg:x="9.915cm" svg:y="1.3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><draw:custom-shape text:anchor-type="paragraph" draw:z-index="32" draw:name="Shape33" draw:style-name="gr22" svg:width="2.726cm" svg:height="0.662cm" svg:x="10.894cm" svg:y="0.196cm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2" draw:name="Shape23" draw:style-name="gr16" svg:width="3.229cm" svg:height="1.509cm" svg:x="1.58cm" svg:y="0.397cm"><text:p>ca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25" draw:style-name="gr17" svg:width="2.647cm" svg:height="2.567cm" svg:x="8.142cm" svg:y="0.238cm"><text:p>relationshi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8"><draw:custom-shape text:anchor-type="paragraph" draw:z-index="26" draw:name="Shape27" draw:style-name="gr18" svg:width="3.493cm" svg:height="1.535cm" svg:x="13.884cm" svg:y="0.095cm"><text:p>driv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text:tab/><text:span text:style-name="T1">1<text:tab/><text:tab/><text:tab/></text:span><text:span text:style-name="T2">1</text:span></text:p>
      <text:p text:style-name="P3"><draw:line text:anchor-type="paragraph" draw:z-index="23" draw:name="Shape24" draw:style-name="gr13" draw:text-style-name="P10" svg:x1="5.02cm" svg:y1="0.191cm" svg:x2="7.613cm" svg:y2="0.085cm"><text:p/></draw:line><draw:line text:anchor-type="paragraph" draw:z-index="25" draw:name="Shape26" draw:style-name="gr13" draw:text-style-name="P10" svg:x1="11.026cm" svg:y1="0.455cm" svg:x2="13.54cm" svg:y2="0.508cm"><text:p/></draw:line></text:p>
      <text:p text:style-name="P3"/>
      <text:p text:style-name="P3"/>
      <text:p text:style-name="P3"/>
      <text:p text:style-name="P3"/>
      <text:p text:style-name="P3"><draw:custom-shape text:anchor-type="paragraph" draw:z-index="27" draw:name="Shape28" draw:style-name="gr19" svg:width="3.705cm" svg:height="1.641cm" svg:x="1.422cm" svg:y="2.117cm"><text:p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30" draw:style-name="gr20" svg:width="2.911cm" svg:height="2.223cm" svg:x="8.433cm" svg:y="1.88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9" draw:name="Shape31" draw:style-name="gr13" draw:text-style-name="P10" svg:x1="11.767cm" svg:y1="2.836cm" svg:x2="14.36cm" svg:y2="2.836cm"><text:p/></draw:line><draw:custom-shape text:anchor-type="paragraph" draw:z-index="30" draw:name="Shape32" draw:style-name="gr21" svg:width="2.779cm" svg:height="1.403cm" svg:x="14.704cm" svg:y="1.99cm"><text:p>ca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9"><draw:line text:anchor-type="paragraph" draw:z-index="31" draw:name="Shape29" draw:style-name="gr13" draw:text-style-name="P10" svg:x1="5.126cm" svg:y1="0.587cm" svg:x2="8.433cm" svg:y2="0.587cm"><text:p/></draw:line><text:tab/><text:tab/><text:tab/><text:tab/><text:tab/><text:tab/><text:span text:style-name="T1">M<text:tab/><text:tab/><text:tab/>1</text:span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3:51:38.394229913</meta:creation-date>
    <meta:editing-duration>PT7M50S</meta:editing-duration>
    <meta:editing-cycles>2</meta:editing-cycles>
    <meta:generator>LibreOffice/5.3.1.2$Linux_X86_64 LibreOffice_project/30m0$Build-2</meta:generator>
    <dc:date>2017-12-15T13:59:26.807031584</dc:date>
    <meta:document-statistic meta:table-count="3" meta:image-count="0" meta:object-count="0" meta:page-count="2" meta:paragraph-count="14" meta:word-count="16" meta:character-count="112" meta:non-whitespace-character-count="88"/>
  </office:meta>
</office:document-meta>
</file>